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23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4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5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36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7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38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1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2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3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44" style:family="paragraph" style:parent-style-name="Standard">
      <style:text-properties officeooo:paragraph-rsid="004717ee"/>
    </style:style>
    <style:style style:name="P45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font-name="DejaVu Sans Mono"/>
    </style:style>
    <style:style style:name="P47" style:family="paragraph" style:parent-style-name="Standard">
      <style:text-properties style:font-name="DejaVu Sans Mono" style:text-underline-style="none" officeooo:rsid="004717ee" officeooo:paragraph-rsid="004717ee"/>
    </style:style>
    <style:style style:name="P48" style:family="paragraph" style:parent-style-name="Standard">
      <style:text-properties style:font-name="DejaVu Sans Mono" officeooo:paragraph-rsid="004717ee"/>
    </style:style>
    <style:style style:name="P49" style:family="paragraph" style:parent-style-name="Standard">
      <style:text-properties style:font-name="DejaVu Sans Mono" officeooo:paragraph-rsid="00476c53"/>
    </style:style>
    <style:style style:name="P50" style:family="paragraph" style:parent-style-name="Standard">
      <style:text-properties style:font-name="DejaVu Sans Mono" officeooo:paragraph-rsid="003db831"/>
    </style:style>
    <style:style style:name="P51" style:family="paragraph" style:parent-style-name="Standard">
      <style:text-properties style:font-name="DejaVu Sans Mono" officeooo:paragraph-rsid="0044256d"/>
    </style:style>
    <style:style style:name="P52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3" style:family="paragraph" style:parent-style-name="Standard">
      <style:text-properties style:font-name="DejaVu Sans Mono" officeooo:paragraph-rsid="00518417"/>
    </style:style>
    <style:style style:name="P54" style:family="paragraph" style:parent-style-name="Standard">
      <style:text-properties officeooo:paragraph-rsid="00553cc1"/>
    </style:style>
    <style:style style:name="P55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56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57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58" style:family="paragraph" style:parent-style-name="Standard">
      <style:text-properties fo:color="#000000" loext:opacity="100%" style:font-name="DejaVu Sans Mono" fo:font-size="12pt" fo:language="en" fo:country="US" officeooo:rsid="005e2db1" officeooo:paragraph-rsid="005e2db1" style:letter-kerning="true" style:font-name-asian="Times New Roman1" style:font-size-asian="12pt" style:language-asian="ar" style:country-asian="SA"/>
    </style:style>
    <style:style style:name="P59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1cdff2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60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5e2db1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61" style:family="paragraph" style:parent-style-name="Standard">
      <style:text-properties style:font-name="DejaVu Sans Mono" officeooo:paragraph-rsid="005e2db1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officeooo:rsid="005e2db1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0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1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3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5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6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7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8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39" style:family="text">
      <style:text-properties style:text-position="super 58%" style:font-name-asian="Times New Roman1"/>
    </style:style>
    <style:style style:name="T40" style:family="text">
      <style:text-properties style:text-position="super 58%" style:font-name-asian="Times New Roman1" style:language-asian="ar" style:country-asian="SA"/>
    </style:style>
    <style:style style:name="T41" style:family="text">
      <style:text-properties officeooo:rsid="001e6dfd"/>
    </style:style>
    <style:style style:name="T42" style:family="text">
      <style:text-properties officeooo:rsid="001ef33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463d6e"/>
    </style:style>
    <style:style style:name="T45" style:family="text">
      <style:text-properties style:font-name="DejaVu Sans Mono" style:text-underline-style="none"/>
    </style:style>
    <style:style style:name="T46" style:family="text">
      <style:text-properties style:font-name="DejaVu Sans Mono" officeooo:rsid="00553cc1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  <style:style style:name="T49" style:family="text">
      <style:text-properties fo:font-weight="normal" officeooo:rsid="00553cc1" style:font-weight-asian="normal" style:font-weight-complex="normal"/>
    </style:style>
    <style:style style:name="T50" style:family="text">
      <style:text-properties officeooo:rsid="005850db"/>
    </style:style>
    <style:style style:name="T51" style:family="text">
      <style:text-properties officeooo:rsid="005aeffe"/>
    </style:style>
    <style:style style:name="T52" style:family="text">
      <style:text-properties officeooo:rsid="00261e29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Tero Juhani Keski-Valkama, MSc</text:p>
      <text:p text:style-name="P41">Hacker / Machine Learning Generalist / Innovator in Software</text:p>
      <text:p text:style-name="P42">20+ years of experience in software engineering, machine learning and leadership</text:p>
      <text:p text:style-name="P42"/>
      <text:p text:style-name="P40">tero.keski<text:span text:style-name="T44">v</text:span>alkama@<text:span text:style-name="T44">gmail.com</text:span></text:p>
      <text:p text:style-name="P1">+<text:span text:style-name="T41">41</text:span> <text:span text:style-name="T41">79 208 9540</text:span></text:p>
      <text:p text:style-name="P43"/>
      <text:p text:style-name="Standard"><text:span text:style-name="T31">Recommendations available in </text:span><text:a xlink:type="simple" xlink:href="https://fi.linkedin.com/in/terokeskivalkama" text:style-name="Internet_20_link" text:visited-style-name="Visited_20_Internet_20_Link"><text:span text:style-name="T36">LinkedIn</text:span></text:a><text:span text:style-name="T31">.</text:span></text:p>
      <text:p text:style-name="P43"/>
      <text:p text:style-name="P29">Degrees</text:p>
      <text:p text:style-name="P1"><text:tab/><text:span text:style-name="T43">Master of Science (technology)</text:span></text:p>
      <text:p text:style-name="P1"><text:tab/>Tampere University of Technology,</text:p>
      <text:p text:style-name="P1"><text:tab/>2008</text:p>
      <text:p text:style-name="P43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3"/>
      <text:p text:style-name="P1"><text:tab/>6 months of international studies:</text:p>
      <text:p text:style-name="P1"><text:tab/> Universiti Sains Malaysia</text:p>
      <text:p text:style-name="P43"/>
      <text:p text:style-name="P29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7"/>
      <text:p text:style-name="P29">Publications</text:p>
      <text:p text:style-name="P30"><text:tab/><text:span text:style-name="T49">Procedia Computer Science, December 2017:</text:span></text:p>
      <text:p text:style-name="P54"><text:span text:style-name="T34"><text:s text:c="6"/></text:span><text:a xlink:type="simple" xlink:href="https://dl.acm.org/doi/10.1016/j.procs.2017.11.168" text:style-name="Internet_20_link" text:visited-style-name="Visited_20_Internet_20_Link"><text:span text:style-name="T46">“A Simulator for Event-oriented Data in Flexible Assembly </text:span></text:a></text:p>
      <text:p text:style-name="P54"><text:span text:style-name="T46"><text:tab/> </text:span><text:a xlink:type="simple" xlink:href="https://dl.acm.org/doi/10.1016/j.procs.2017.11.168" text:style-name="Internet_20_link" text:visited-style-name="Visited_20_Internet_20_Link"><text:span text:style-name="T46">System Fault Prediction"</text:span></text:a></text:p>
      <text:p text:style-name="P1"><text:tab/>Master's thesis:</text:p>
      <text:p text:style-name="Standard"><text:span text:style-name="T32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7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"</text:span></text:a></text:p>
      <text:p text:style-name="P46"><text:span text:style-name="T35"><text:tab/></text:span><text:span text:style-name="T29">5 patents, 8+</text:span><text:span text:style-name="T30"> patent applications, several white papers, <text:tab/>scientific and corporate blog articles</text:span></text:p>
      <text:p text:style-name="P1"/>
      <text:p text:style-name="P29">Awards &amp; achievements</text:p>
      <text:p text:style-name="P46"><text:span text:style-name="T1"><text:tab/>1</text:span><text:span text:style-name="T39">st</text:span><text:span text:style-name="T1"> place in #IndustryHack / #CargoHack at #HackTheSea at <text:tab/><text:tab/><text:tab/>MacGregor, 2016</text:span></text:p>
      <text:p text:style-name="P46"><text:bookmark text:name="__DdeLink__207_1463925808"/><text:span text:style-name="T1"><text:tab/>3</text:span><text:span text:style-name="T40">rd</text:span><text:span text:style-name="T1"> place in #SpaceTyckiting @Futurice, 2016</text:span></text:p>
      <text:p text:style-name="P46"><text:span text:style-name="T1"><text:tab/>1</text:span><text:span text:style-name="T39">st</text:span><text:span text:style-name="T1"> place in #IndustryHack at #HackTheFactory at Fastems, 2015</text:span></text:p>
      <text:p text:style-name="P46"><text:bookmark text:name="__DdeLink__207_14639258081"/><text:span text:style-name="T1"><text:tab/>2</text:span><text:span text:style-name="T39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46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7"/>
      <text:p text:style-name="P28">Work experience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168524125792">
          <table:table-cell table:style-name="Table1.A1" office:value-type="string">
            <text:p text:style-name="P47"><text:span text:style-name="T9">D</text:span><text:span text:style-name="T1">ay Jobs</text:span></text:p>
            <text:p text:style-name="P22"/>
            <text:p text:style-name="P56">Alloy</text:p>
            <text:p text:style-name="P57">Staff Software Engineer</text:p>
            <text:p text:style-name="P61"><text:span text:style-name="T1">20</text:span><text:span text:style-name="T22">22</text:span><text:span text:style-name="T1">-0</text:span><text:span text:style-name="T22">5</text:span><text:span text:style-name="T1">-</text:span><text:span text:style-name="T22">11</text:span><text:span text:style-name="T1"> – </text:span></text:p>
            <text:p text:style-name="P58">Benalmádena, Spain</text:p>
            <text:p text:style-name="P60">Full-stack software development, supply chain management, time series, structured data.</text:p>
            <text:p text:style-name="P59"/>
            <text:p text:style-name="P19">HERE <text:span text:style-name="T51">Switzerland GmbH</text:span></text:p>
            <text:p text:style-name="P25">Lead ML &amp; AI engineer</text:p>
            <text:p text:style-name="P49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48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0">Cybercom Finland Oy</text:p>
            <text:p text:style-name="P26">Software architect, advisory consultant, speaker, organizer</text:p>
            <text:p text:style-name="P49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2"/>
            <text:p text:style-name="P20">Nice-business Solutions Oy</text:p>
            <text:p text:style-name="P26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31"/>
            <text:p text:style-name="P20">Elektrobit Oyj</text:p>
            <text:p text:style-name="P49"><text:span text:style-name="T25">Design engineer / </text:span><text:span text:style-name="T26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0"><text:soft-page-break/>Finnpos Systems Oy</text:p>
            <text:p text:style-name="P26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0">Finnish Air Force</text:p>
            <text:p text:style-name="P26">Air Force Weather Corporal</text:p>
            <text:p text:style-name="P34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37">Side Hustles</text:p>
            <text:p text:style-name="P32"/>
            <text:p text:style-name="P45"><text:span text:style-name="T23">Sentido Emotions Technologies Ltd </text:span><text:span text:style-name="T24">&amp;</text:span><text:span text:style-name="T23"> Sentido X-Tech Ltd</text:span></text:p>
            <text:p text:style-name="P27">Chief Technology Officer (CTO), partner</text:p>
            <text:p text:style-name="P48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38">AI Morning</text:p>
            <text:p text:style-name="P36">Organizer</text:p>
            <text:p text:style-name="P48"><text:span text:style-name="T27">2017-10-01 – </text:span><text:span text:style-name="T28">2018-10-05 (part-time)</text:span></text:p>
            <text:p text:style-name="P9">Tampere, Finland</text:p>
            <text:p text:style-name="P44"><text:span text:style-name="T33">Being one of the main organizers of AI Morning (</text:span><text:a xlink:type="simple" xlink:href="http://aimorning.fi/" text:style-name="Internet_20_link" text:visited-style-name="Visited_20_Internet_20_Link"><text:span text:style-name="T45">http://aimorning.fi</text:span></text:a><text:span text:style-name="T33">), with over 100 guests in each event</text:span></text:p>
            <text:p text:style-name="P33"/>
            <text:p text:style-name="P39">Neter</text:p>
            <text:p text:style-name="P27">Founder</text:p>
            <text:p text:style-name="P48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35"/>
            <text:p text:style-name="P18">Kurikan Kaupunki</text:p>
            <text:p text:style-name="P24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8"><text:soft-page-break/>Kurikan Kaupunki</text:p>
            <text:p text:style-name="P24">Information Technology Course Teacher</text:p>
            <text:p text:style-name="P4">200<text:span text:style-name="T47">0</text:span>-06-01 – 200<text:span text:style-name="T47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8">Kurikan Kaupunki</text:p>
            <text:p text:style-name="P24">Information Technology Course Teacher</text:p>
            <text:p text:style-name="P4"><text:span text:style-name="T48">1999</text:span>-06-01 – <text:span text:style-name="T48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8">Kurikan Ryhti</text:p>
            <text:p text:style-name="P23">Web Developer / 3D Video Modeller / Print Advertisement Design<text:span text:style-name="T48">er</text:span></text:p>
            <text:p text:style-name="P4">01-01-1999 – 01-01-2001 <text:span text:style-name="T50">(part-time)</text:span></text:p>
            <text:p text:style-name="P8">Kurikka, Finland</text:p>
            <text:p text:style-name="P5">Developed a web site and <text:span text:style-name="T48">video/print </text:span>ads.</text:p>
            <text:p text:style-name="P4"/>
            <text:p text:style-name="P21">Turvapalvelu M. Savela Ky</text:p>
            <text:p text:style-name="P23">Accounting Software Engineer</text:p>
            <text:p text:style-name="P6">01-01-1998 – 01-01-1999 <text:span text:style-name="T50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43"/>
      <text:p text:style-name="P1"/>
      <text:p text:style-name="P28">Positions of trust</text:p>
      <text:p text:style-name="P11">HERE Technologies: Patenting Mentor, 2020 –</text:p>
      <text:p text:style-name="P12"><text:tab/></text:p>
      <text:p text:style-name="P53"><text:span text:style-name="T18">HERE Technologies: </text:span><text:span text:style-name="T3">Machine Learning Competitions Organizer, </text:span><text:span text:style-name="T18">2020 –</text:span></text:p>
      <text:p text:style-name="P12"><text:tab/></text:p>
      <text:p text:style-name="P53"><text:span text:style-name="T18">HERE Technologies: </text:span><text:span text:style-name="T3">Site Representative, Switzerland, </text:span><text:span text:style-name="T18">2020 –</text:span></text:p>
      <text:p text:style-name="P13"/>
      <text:p text:style-name="P50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2">2018</text:span></text:p>
      <text:p text:style-name="P12"/>
      <text:p text:style-name="P53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46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1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46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29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16">German: basics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2-06-12T10:00:16.256476464</dc:date>
    <meta:print-date>2012-05-06T13:10:00</meta:print-date>
    <meta:editing-duration>PT1H47M6S</meta:editing-duration>
    <meta:editing-cycles>67</meta:editing-cycles>
    <meta:generator>LibreOffice/7.2.7.2$Linux_X86_64 LibreOffice_project/20$Build-2</meta:generator>
    <meta:document-statistic meta:table-count="1" meta:image-count="0" meta:object-count="0" meta:page-count="4" meta:paragraph-count="140" meta:word-count="617" meta:character-count="4928" meta:non-whitespace-character-count="4370"/>
  </office:meta>
</office:document-meta>
</file>